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1" style:family="text">
      <style:text-properties style:font-name="Times New Roman" style:font-name-asian="Times New Roman" style:font-name-complex="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p>
      <text:p text:style-name="Standard"><text:tab/>24-September, 2008, Wn</text:p>
      <text:p text:style-name="Standard">-----------------------------------------------------------------------------------------------------------------------</text:p>
      <text:p text:style-name="Standard">-- Analysis of the socialism</text:p>
      <text:p text:style-name="Standard">http://www.worldsocialism.org/spgb/jan04/lenin.html</text:p>
      <text:p text:style-name="Standard"/>
      <text:p text:style-name="Standard">Lenin ("State and Revolution"and "Imperialism, the Highest Stage of Capitalism (1916)") defines the Socialism as as a transitional society was to become an apology for state capitalism.</text:p>
      <text:p text:style-name="Standard"/>
      <text:p text:style-name="Standard">Under the impact of the First World War, capitalism had been transformed into state-monopoly capitalism. On that basis, Lenin claimed, the democratization of state-monopoly capitalism was socialism. As Lenin pointed out in The Impending Catastrophe and How to Combat It (1917): “For socialism is merely the next step forward from state-capitalist monopoly. Or, in other words, socialism is merely state-capitalist monopoly which is made to serve the interests of the whole people and has to that extent ceased to be capitalist monopoly”.</text:p>
      <text:p text:style-name="Standard"/>
      <text:p text:style-name="Standard">-----------------------------------------------------------------------------------------------------------------------</text:p>
      <text:p text:style-name="Standard"><text:tab/>25-September, 2008, Th</text:p>
      <text:p text:style-name="Standard">-----------------------------------------------------------------------------------------------------------------------</text:p>
      <text:p text:style-name="Standard">-- S. Lavrov article</text:p>
      <text:p text:style-name="Standard">http://www.ln.mid.ru/brp_4.nsf/0/4923B4896AC9EB8DC32574C7003BF9C7</text:p>
      <text:p text:style-name="Standard"/>
      <text:p text:style-name="Standard">-----------------------------------------------------------------------------------------------------------------------</text:p>
      <text:p text:style-name="Standard"><text:tab/>24-October, 2008, Fr</text:p>
      <text:p text:style-name="Standard">-----------------------------------------------------------------------------------------------------------------------</text:p>
      <text:p text:style-name="Standard">[1] "Suffering is good for you". It stimulates your personal growth as an individual.</text:p>
      <text:p text:style-name="Standard"/>
      <text:p text:style-name="Standard">[2] If you cannot explain your theory to the 12-year old kid, then you do not understand it yourself.</text:p>
      <text:p text:style-name="Standard"/>
      <text:p text:style-name="Standard">-----------------------------------------------------------------------------------------------------------------------</text:p>
      <text:p text:style-name="Standard"><text:tab/>22-May, 2009, Fr</text:p>
      <text:p text:style-name="Standard">-----------------------------------------------------------------------------------------------------------------------</text:p>
      <text:p text:style-name="Standard">From the movie "La Cartel"...</text:p>
      <text:p text:style-name="Standard">Some main principles of successful business.</text:p>
      <text:p text:style-name="Standard">[1] The opportunity is a liability and not an asset.</text:p>
      <text:p text:style-name="Standard">[2] The success comes when you do a lot of thing right for a long period of time.</text:p>
      <text:p text:style-name="Standard">[3] Use your chances</text:p>
      <text:p text:style-name="Standard">[4] Surround yourself with the quality people</text:p>
      <text:p text:style-name="Standard">[5] Never ignore (turn away from) problems</text:p>
      <text:p text:style-name="Standard">[6] Pay attention on signs</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p>
      <text:p text:style-name="Standard"><text:tab/>15-September, 2009, Tu</text:p>
      <text:p text:style-name="Standard">-----------------------------------------------------------------------------------------------------------------------</text:p>
      <text:p text:style-name="Standard"/>
      <text:p text:style-name="Standard">Aleksandar Hranov. Lucky you -- you avoided to be killed this time :-) -- when applied to me you were right on both "Russian features". I took both tickets. One nuance, though. That was true 10-20 years ago. I do not have any gods and idols in the Western world and I believe in my (Russian) (not necessarily in any other Russian) capabilities and competitive level much more than I used to do times ago. I guess, many young Russians (from the certain social layers) were similar at the dusk of the Soviet Unit. We lost our trust in the System and ourselves and believed in super-humans living in the West. To be fair, though, I would not mark it as a Russian features. My dad was very much different in that sense (very pro-Russian/Soviet with little respect to the West) and we constantly argued with him over many political issues -- internal and external. My grandma had different philosophical approach (self-centric and rational -- she was telling that talking about politics, governments, and clouds in the sky is a waste of time), which didn't match neither mine nor my fathers. Actually, generalization and creating "national" features and stereotypes is not "honorable job", I have learned. I am personally, very different from many Russian not only those who lives in Russia, but, also many those who surrounds me here, in the US. So, whatever I say, it is just my personal opinion and experience, which is twisted over my emotions (I do not play poker :-) and personality. Just one of many and different Russians. Yet, sometimes, my line of thoughts and emotions could miraculously coincide with some another Russian who quite possible used the same road in his/her live like me.</text:p>
      <text:p text:style-name="Standard"/>
      <text:p text:style-name="Standard">I know that the world is much bigger than just Russia and the US. The reason I am not only about these two countries, though, because, I have something to say about them. Would you be interested me talking about, say, Britain or India, if everything I know about them -- the personal (thus emotionally distorted) information from others? No value in this and waste of your time, which I respect. Another reason -- we are talking about Russia. And the relationships with the Untied States was the key element of formation of the generation of Russians and Americans who currently taking over the political hills. Regarding visiting other countries. I don't think that visiting Japan would give me rights to present myself as an expert in Japanese livestyle. Living for so many years in the States, I am not sure if I still captured the spirit of this country and know it well. And I never was sure that I knew Russia well during all that time I lived there. I am going from snapshots to snapshots without concluding the final theories and generalizing things. If I do, I am not sure if this is right or not.. I may even contradict with my previous statements as new information arrives and new snapshot shaking my old "world model". :-) </text:p>
      <text:p text:style-name="Standard"/>
      <text:p text:style-name="Standard">Bianca. I got your point about "local government" from your response to Svetlana. I guess this is just misunderstanding. I probably, did not present it properly. Those Soviet "local governments" which I described previously, I guess, were the ones you are talking about -- "human size". Say, for our family, it was not Soviet government sitting in the remote building with faceless bureaucrats passing food stamps for those who come. That was a specific person, say, Ivan Ivanovich Ivanov, who lived among us, whom we knew very well and running around with his kids or studied in the same school with them, and who knew all of us by names. Sort of our representative to the higher level of governing hierarchy. Such "local governor" not only knew people personally, but, he knew about their daily problems. Community? I guess the word Communism comes from this. We even played periodically a Soviet game called "election", which sometimes worked practically. But, mostly we considered it as <text:s/>fun days (holidays) -- no revolutions/reelections normally happened, because we did not have much problems with such "local government". If we would, we would punch him in the face before any <text:soft-page-break/>"election" :-)</text:p>
      <text:p text:style-name="Standard"/>
      <text:p text:style-name="Standard">michael hockney. This is too smart for me. :-) I don't know how to react. I was looking for the quotes... I found the opening one, but couldn't see any closing quote. :-) ... Anyway I will try to move forward cautiously... :-) I, personally, consider the cutting edge is not so much about peace and observations, but rather violent development of something new and active involvement in the this process. This is, I believe, how God designed this cruel Universe.</text:p>
      <text:p text:style-name="Standard"/>
      <text:p text:style-name="Standard">johnx. I admire your huge work with the sources and desire to present your opinion well argumented and supported by facts.</text:p>
      <text:p text:style-name="Standard"/>
      <text:p text:style-name="Standard">-----------------------------------------------------------------------------------------------------------------------</text:p>
      <text:p text:style-name="Standard">Bianca. You were right again -- many Russians may be too theoretical and focusing on problems rather than solutions. I guess, this it what long Russian winter does -- people have to stay at home and talk empty/dream to avoid to be dead from the boredom. And complain about things they cannot change. :-) There are practical reasons as well.</text:p>
      <text:p text:style-name="Standard"/>
      <text:p text:style-name="Standard">My parents were among those Russian enthusiasts and optimists, who moved from the European part of Russia to Western Siberia (where I was born) to build the "new life" there. They didn't "talk". They just did it. And they have given themselves to this completely. What have they got at the end -- their dreams about new shiny cities were broken by "smart" bureaucrats living in Moscow, who utilized this movement of young Russians for their own benefits. The result -- the ghost cities where nobody wants to live. By they way, they where built with the better quality than those in the European part of Russia. And at the end, to demoralize my parents completely, the Russian government shamelessly took those hard-earned saving (by hyper-inflation) which my parents manage to collect during all their life. As a human being capable to learn and adapt, what would be my lesson from their example? To think and talk with others before to make any move.</text:p>
      <text:p text:style-name="Standard"/>
      <text:p text:style-name="Standard">The family of one of my relatives (generation of my grandparents) went even further -- to the Far East. To build the new life there as well. They didn't think much. They just did it. The result -- after many years of devoting themselves to this process, they ended up being frustrated and bitter about the fact all their efforts went in vain -- nobody needed and appreciated their sacrifices. They and their work were despised. As a human being capable to learn and adapt, what would be my lesson from their life? To think twice, talk twice more, and move ... to the West instead of East. :-)</text:p>
      <text:p text:style-name="Standard"/>
      <text:p text:style-name="Standard">(Continued from the previous response to Bianca)</text:p>
      <text:p text:style-name="Standard">What will happen at the end all this my multi-generational saga, I guess, -- I will be, probably, financially stripped by the US government (hyper-inflation), and end up my days being frustrated and bitter about myself, all my efforts, and decisions. And my ultimate lesson in this life would be that I have learned nothing. :-) As my grandmother used to say: "Stupid head will not allow to put the legs to rest". Or differently, think twice before you act. Could be this a reason, why smart Russians (apparently, not me!) are too theoretical? They don't want to go in circles?</text:p>
      <text:p text:style-name="Standard"/>
      <text:p text:style-name="Standard"/>
      <text:p text:style-name="Standard"/>
      <text:p text:style-name="Standard"/>
      <text:p text:style-name="Standard"/>
      <text:p text:style-name="Standard"/>
      <text:p text:style-name="Standard"/>
      <text:p text:style-name="Standard"><text:soft-page-break/></text:p>
      <text:p text:style-name="Standard">-----------------------------------------------------------------------------------------------------------------------</text:p>
      <text:p text:style-name="Standard"><text:tab/>15-October, 2009, Th</text:p>
      <text:p text:style-name="Standard">-----------------------------------------------------------------------------------------------------------------------</text:p>
      <text:p text:style-name="Standard"><text:span text:style-name="T1">●</text:span> Karl Marx's eleven Theses on Feuerbach (1845), which can be read as an epitaph for philosophy: "The philosophers have only interpreted the world, in various ways; the point is to change it".</text:p>
      <text:p text:style-name="Standard"/>
      <text:p text:style-name="Standard">According to Hegel, human history strives toward perfectibility, but nature does not. Marx deepens and expands this idea into the claim that humankind itself can adapt society to its own purposes rather than adapting themselves to it.</text:p>
      <text:p text:style-name="Standard"/>
      <text:p text:style-name="Standard">-----------------------------------------------------------------------------------------------------------------------</text:p>
      <text:p text:style-name="Standard"><text:tab/>29-October, 2009, Th</text:p>
      <text:p text:style-name="Standard">-----------------------------------------------------------------------------------------------------------------------</text:p>
      <text:p text:style-name="Standard"><text:span text:style-name="T1">●</text:span> Marx believed that “life is not determined by consciousness, but consciousness by life” (The German Ideology).... </text:p>
      <text:p text:style-name="Standard"/>
      <text:p text:style-name="Standard">http://thegreatrefusal.wordpress.com/2008/06/01/conciousness-determines-life/</text:p>
      <text:p text:style-name="Standard"/>
      <text:p text:style-name="Standard">-----------------------------------------------------------------------------------------------------------------------</text:p>
      <text:p text:style-name="Standard"><text:tab/>30-October, 2009, Fr</text:p>
      <text:p text:style-name="Standard">-----------------------------------------------------------------------------------------------------------------------</text:p>
      <text:p text:style-name="Standard"><text:span text:style-name="T1">●</text:span> Faith means making a virtue out of not thinking.</text:p>
      <text:p text:style-name="Standard"/>
      <text:p text:style-name="Standard"><text:span text:style-name="T1">●</text:span> Religion is dangerous because it allows human beings who don't have all the answers to think that they do.</text:p>
      <text:p text:style-name="Standard"/>
      <text:p text:style-name="Standard"><text:span text:style-name="T1">●</text:span> V.Eroveyev "Encyclopedia of the Russian Soul". Fragments</text:p>
      <text:p text:style-name="Standard">"Russian history is a chain of unsuccessful reforms. We all are sitting on this chain. New reforms -- old scandal. Temporary hopes, euphoria, three-color bands, short faith in our capabilities,... A dickhead emerging on the hill. On some piece of military equipment: chariot, tank, or BMP. Incompetent new leaders discrediting the ideas of new reforms. Quick moral disintegration of those who originated reforms. Frustration of the new leaders with the population and -- some decent people in power. Disgust of the power. Shooting to the dickhead on the hill. Wounds, diseases, dysfunctional arm, inability to choose friends, suspicious attitude to others, alcoholism, ??? descend??? <text:s/>of the dickhead from the hill. Health bulletin. Ridiculous fork's representatives. Desire of order. Mutation. New dickhead on the hill as a leader of the order. Terror. Short ecstasm of masochism. Mass murder. Coma. Underground ???voice??? of intelligentsia. Gradually eliminating the terror. Post-coma return to human values. Conditions for liberalization. New dickhead from the hill as a savior. Shooting to the dickhead...</text:p>
      <text:p text:style-name="Standard">Though, there is some outcome of this endless process. From reform to reform the population looses its strength.</text:p>
      <text:p text:style-name="Standard">"</text:p>
      <text:p text:style-name="Standard"/>
      <text:p text:style-name="Standard"><text:span text:style-name="T1">●</text:span> "There are thousands of reasons to blame Russia. To prove it uselessness, inability to function, ???xxx???. But, in spite of that, Russia attracts. I feel this power myself. I love Russian curiosity, small circle of friends who can enjoy life. Living with humor. Without fear. Have ability to take risk."</text:p>
      <text:p text:style-name="Standard"/>
      <text:p text:style-name="Standard"/>
      <text:p text:style-name="Standard"><text:soft-page-break/><text:span text:style-name="T1">●</text:span> "To understand Russia you have to relax. Take off the pants. Put on warm dressing gown. Lay down on the sofa. Fell aslee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Political Anecdotes</text:p>
      <text:p text:style-name="Standard"/>
      <text:p text:style-name="Standard"><text:span text:style-name="T1">●</text:span> After giving what he considered a stirring, fact-filled campaign speech, the candidate looked out at this audience and confidently asked, "Now are there any questions?"</text:p>
      <text:p text:style-name="Standard">"Yes," came a voice from the back of the room. "Who else is running?"</text:p>
      <text:p text:style-name="Standard"/>
      <text:p text:style-name="Standard"><text:span text:style-name="T1">●</text:span> A sidewalk interviewer asked a retired man what he thought of the two candidates for an election.</text:p>
      <text:p text:style-name="Standard">"When I look at them," the retired man replied, "I'm thankful only one of them can get elected."</text:p>
      <text:p text:style-name="Standard"/>
      <text:p text:style-name="Standard"><text:span text:style-name="T1">●</text:span> God created three qualities -- honesty, intelligence, partisanship. But, he didn't give more than two qualities to anyone. If a person is smart and honest, then he is not member of the ruling party. If he is member of the party and smart, then he is not honest. If he is honest and <text:s/>member of the party, then he is not smart.</text:p>
      <text:p text:style-name="Standard"/>
      <text:p text:style-name="Standard"><text:span text:style-name="T1">●</text:span> The Bear, the Wolf, the Hare and the Fox are playing cards. The Bear warns, shuffling: "No cheating! If anyone is cheating, her smug red-furred face is gonna hurt!"</text:p>
      <text:p text:style-name="Standard"/>
      <text:p text:style-name="Standard"><text:span text:style-name="T1">●</text:span> "Nurse, where're we going?"</text:p>
      <text:p text:style-name="Standard"><text:s text:c="4"/>"To the morgue."</text:p>
      <text:p text:style-name="Standard"><text:s text:c="4"/>"But I haven't died yet!"</text:p>
      <text:p text:style-name="Standard"><text:s text:c="4"/>"Well, we haven't arrived yet."</text:p>
      <text:p text:style-name="Standard"/>
      <text:p text:style-name="Standard"><text:span text:style-name="T1">●</text:span> The Hare runs like crazy through a forest and meets the Wolf. The Wolf asks: "What's the matter? Why such haste?" "The camels there are caught and shod!" The Wolf says: "You're not a camel!" "After you are caught and shod, just you try and prove them that you're not a camel!"</text:p>
      <text:p text:style-name="Standard"/>
      <text:p text:style-name="Standard"><text:span text:style-name="T1">●</text:span> "They say the President has a great many supporters."</text:p>
      <text:p text:style-name="Standard">"That isn’t true. He can still walk by himself."</text:p>
      <text:p text:style-name="Standard"/>
      <text:p text:style-name="Standard"><text:span text:style-name="T1">●</text:span> Hillary Clinton gets elected President and is spending her first night in the White House.</text:p>
      <text:p text:style-name="Standard">The ghost of George Washington appears, and Hillary says, "How can I best serve my country?"</text:p>
      <text:p text:style-name="Standard">Washington says, "Never tell a lie,"</text:p>
      <text:p text:style-name="Standard">Ouch! Says Hillary, I don't know about that.</text:p>
      <text:p text:style-name="Standard"/>
      <text:p text:style-name="Standard">The next night, the ghost of Thomas Jefferson appears...Hillary says, "How can I best serve my country?"</text:p>
      <text:p text:style-name="Standard">Jefferson says, "Listen to the people,"</text:p>
      <text:p text:style-name="Standard">Ho! I really don't want to do that.</text:p>
      <text:p text:style-name="Standard"/>
      <text:p text:style-name="Standard">On the third night, the ghost of Abe Lincoln appears...Hillary says, "How can I best serve my country?"</text:p>
      <text:p text:style-name="Standard"/>
      <text:p text:style-name="Standard">Lincoln says, "Go to the theater."</text:p>
      <text:p text:style-name="Standard"/>
      <text:p text:style-name="Standard"/>
      <text:p text:style-name="Standard"><text:span text:style-name="T1">●</text:span> The old man was critically ill. Feeling that his death was near, he called his lawyer. "I want to become a Democrat. Please, bring me a registration form." The lawyer said, "But why? You'll be dead soon, why do you want to become a Democrat?" "That's my business! Get me the form!" </text:p>
      <text:p text:style-name="Standard">Four days later, the old man got his registration changed. His lawyer was at his bedside making sure his bill would be paid. Suddenly the old man was racked with fits of coughing, and it was clear that this <text:soft-page-break/>would be the end. Still curious, the lawyer leaned over and said, "Please, before it's too late, tell me why you wanted to become a Democrat so badly before you died?" In a faint whisper, as he breathed his last, the old man said: "One less Democrat" </text:p>
      <text:p text:style-name="Standard"/>
      <text:p text:style-name="Standard"><text:span text:style-name="T1">●</text:span> "I am not recognizing you today!"</text:p>
      <text:p text:style-name="Standard">"Why? Do I look good today?"</text:p>
      <text:p text:style-name="Standard">"That is not what I mean. Who the hell are you?!"</text:p>
      <text:p text:style-name="Standard"/>
      <text:p text:style-name="Standard"><text:span text:style-name="T1">●</text:span> During a card game one of the players says to other:</text:p>
      <text:p text:style-name="Standard">"Hey, no cheating!"</text:p>
      <text:p text:style-name="Standard">"But, if everybody is playing honestly, then how someone is going to win?"</text:p>
      <text:p text:style-name="Standard"/>
      <text:p text:style-name="Standard"><text:span text:style-name="T1">●</text:span> The fellow comes to the barbershop and asks to shave his head. After the work is done, he looks at the mirror, studies his new haircut for some time and then says. "No..., I don't like it. Lets change it to ???"</text:p>
      <text:p text:style-name="Standard"/>
      <text:p text:style-name="Standard"><text:span text:style-name="T1">●</text:span> God created humans at the last day of his work... when he was already very tied.</text:p>
      <text:p text:style-name="Standard"/>
      <text:p text:style-name="Standard"/>
      <text:p text:style-name="Standard">-----------------------------------------------------------------------------------------------------------------------</text:p>
      <text:p text:style-name="Standard"><text:tab/>13-November, 2009, Fr</text:p>
      <text:p text:style-name="Standard">-----------------------------------------------------------------------------------------------------------------------</text:p>
      <text:p text:style-name="Standard"><text:span text:style-name="T1">●</text:span> Interview with M.Gorbachev.</text:p>
      <text:p text:style-name="Standard"/>
      <text:p text:style-name="Standard">‘Russia has no imperial ambitions’ – Gorbachev</text:p>
      <text:p text:style-name="Standard">permalinke-mail story to a friendprint versionPublished 10 March, 2009, 09:06</text:p>
      <text:p text:style-name="Standard"/>
      <text:p text:style-name="Standard">If it were not for Russia, the USSR would still exist, and Vladimir Putin has also definitely confirmed that Russia doesn’t want to create a new empire, former president of the USSR Mikhail Gorbachev said to RT.</text:p>
      <text:p text:style-name="Standard"/>
      <text:p text:style-name="Standard">Yahoo </text:p>
      <text:p text:style-name="Standard">StumbleUpon </text:p>
      <text:p text:style-name="Standard">Google </text:p>
      <text:p text:style-name="Standard">Live </text:p>
      <text:p text:style-name="Standard">Technorati del.icio.us </text:p>
      <text:p text:style-name="Standard">Digg </text:p>
      <text:p text:style-name="Standard">Reddit </text:p>
      <text:p text:style-name="Standard">Mixx </text:p>
      <text:p text:style-name="Standard">Propeller RT: Mr. Gorbachev, you have recently become a great-grandfather.</text:p>
      <text:p text:style-name="Standard"/>
      <text:p text:style-name="Standard">Mikhail Gorbachev: Yes, about a month ago.</text:p>
      <text:p text:style-name="Standard"/>
      <text:p text:style-name="Standard">RT: Did this have a major effect on your life?</text:p>
      <text:p text:style-name="Standard"/>
      <text:p text:style-name="Standard">M.G.: Not every man achieves this status. When a correspondent from Komsomolskaya Pravda interviewed me, she even told me: “Do you realize how privileged you are? You will now be allowed to go straight to heaven, without any further inspection.” This is probably supposed to mean that great-grandfathers are few. I told her, “Well, what do I do when I get to heaven? Shepherd, or a flock of <text:soft-page-break/>sheep? That’s not for me.”</text:p>
      <text:p text:style-name="Standard"/>
      <text:p text:style-name="Standard">Read more</text:p>
      <text:p text:style-name="Standard"/>
      <text:p text:style-name="Standard">Seriously, though, it’s nice. Our family is still very close. We haven’t scattered. In our family, each person knows they’re not alone – always, come rain or shine. We all sold our flats and bought a common house.</text:p>
      <text:p text:style-name="Standard"/>
      <text:p text:style-name="Standard">RT: Do you realize that you are becoming increasingly popular these days?</text:p>
      <text:p text:style-name="Standard"/>
      <text:p text:style-name="Standard">M.G.: That is good. Not for my sake – because I’ve had enough trouble in my lifetime. I’ve often had to deal with false accusations, and I’ve never allowed them to get in the way of what we were doing. I believe people begin to understand this more and more. People have created many myths and legends that aren’t true. Raisa suffered very much because of them, because she could not stand lies. She was a victim of those lies. She realized that as a president’s wife, she should conduct herself and work in such a way as to be of help to people, to society – she worked in the Culture Council.</text:p>
      <text:p text:style-name="Standard"/>
      <text:p text:style-name="Standard">She couldn’t just sit doing nothing. That was typical of our generation. Of course, that was different from what happened before. In fact, that was the key attribute of the Gorbachev team: it was a new generation.</text:p>
      <text:p text:style-name="Standard"/>
      <text:p text:style-name="Standard">RT: Including their wives?</text:p>
      <text:p text:style-name="Standard"/>
      <text:p text:style-name="Standard">Mikhail Gorbachev and his wife Raisa (AFP Photo / Vitaly Armand) </text:p>
      <text:p text:style-name="Standard">M.G.: Yes, the wives were on a par with their husbands. Initially, people could not take it. But when she was dying in a hospital in Munster, many newspapers published articles about her, and several thousand letters came from all over the world. Unfortunately, I couldn’t show her the newspapers: the hospital had very strict rules. When a person has leukemia, their immune system stops functioning, and they have to take medicine to suppress infections. Still, I brought her a copy of Izvestia. It was a small article, entitled ‘Lady Dignity’. I read it to her. She was in tears. She said, “Did I really have to die for people to understand me?” I still cry every time I remember this.</text:p>
      <text:p text:style-name="Standard"/>
      <text:p text:style-name="Standard">RT: When do you think the world was a safer place, when your granddaughter Ksenia was born, or now when your great-granddaughter is born?</text:p>
      <text:p text:style-name="Standard"/>
      <text:p text:style-name="Standard">M.G.: You know, it’s an interesting question. In 1980, none of us was at the top level yet. We were all still working at our old jobs. So, in 1980, tensions were very high. Essentially, nuclear war was a constant threat. So, at that time, the world was a very dangerous place. Piles of nuclear arms had been accumulated. From time to time, there were failures in the system for managing nuclear weapons. In fact, we did what we did during the perestroika years because of the impression we received during those times and our analysis of that situation.</text:p>
      <text:p text:style-name="Standard"/>
      <text:p text:style-name="Standard">Eventually, we started working to create an atmosphere of trust. ‘Doveryai no proveryai’ – ‘trust but verify’ – that’s the phrase Reagan learned to say in Russian. Anyway, to answer your question, this was a difficult time. Now the situation is different. There are not as many nuclear weapons.</text:p>
      <text:p text:style-name="Standard"/>
      <text:p text:style-name="Standard">But still, what’s left is enough to destroy the world more than once. Also, weapons are being perfected all the time. So the danger today is serious once again. Essentially, what we see today is militarization, the signs of a new arms race. That’s terrible, just terrible. All the positive things we had achieved: our <text:soft-page-break/>ability to reach an understanding with Americans, responsible behavior on both sides – all this has now been lost.</text:p>
      <text:p text:style-name="Standard"/>
      <text:p text:style-name="Standard">So, the challenge today is that while we, the people who helped the world come out of the Cold War, are still alive, together with the new generation, we should find a solution again.</text:p>
      <text:p text:style-name="Standard"/>
      <text:p text:style-name="Standard">RT: You just said that relations between the Soviet Union and the United States were much more difficult then. But still, you were able to find a common language, create an atmosphere of trust and act responsibly. Why is it so difficult to do the same today? Why is it nobody seems to be able to do the same today?</text:p>
      <text:p text:style-name="Standard"/>
      <text:p text:style-name="Standard">M.G.: Personally, I believe it’s a question of who’s in charge. Even in dealing with national problems, like the current crisis, many people at the top clearly lack competence, responsibility, and wisdom.</text:p>
      <text:p text:style-name="Standard"/>
      <text:p text:style-name="Standard">RT: Some say that in your time, policy-makers acted upon their ideas, and in our time, they act according to the interests of large corporations. What do you think is the difference between politicians of your era and those of today?</text:p>
      <text:p text:style-name="Standard"/>
      <text:p text:style-name="Standard">M.G.: I think, first of all, morally. Now the moral is to gain as much as possible. They were just robbing Russia. I still can’t forgive them for doing that. And I can’t forgive myself for being too liberal and didn’t send Boris Yeltsin where I should have. That was my mistake. Misjudgments about staff are the most serious ones. These mistakes are followed by political mistakes. And then politics have grave consequences. Why did I highly esteem and support Putin in the beginning? – Because Russia was falling apart.</text:p>
      <text:p text:style-name="Standard"/>
      <text:p text:style-name="Standard">And who knows what could have led to, what kind of catastrophe, and not just in Russia. The country is loaded with all kinds of weapons. He had more important things to do than studying the basics of democracy. He needed to consolidate and keep power. What kind of power is it when two thirds of the republics in their constitutions ignore the constitution of the Russian Federation? That is a total failure. The army was falling apart, the education system was failing, science – everything. What Putin did in the first period of his rule will go down in history.</text:p>
      <text:p text:style-name="Standard"/>
      <text:p text:style-name="Standard">RT: Is there anything that you totally disagree with as far as what Putin and Medvedev have done is concerned?</text:p>
      <text:p text:style-name="Standard"/>
      <text:p text:style-name="Standard">M.G.: I have serious issues with the party policies – how parties are created and managed, because a parliamentary system is the basis for democracy. Political parties express the diversity and interests of different social groups. This has not been successful yet. What is this United Russia party? They say they are the ruling party. It is just a crowd of bureaucrats and it’s true! And as far as I go, I wrote about it in Rossiyskaya newspaper. What they have done with the electoral system is very bad. If anyone thinks that this modernization could be done by willpower or by efforts of some group, no, it is wrong.</text:p>
      <text:p text:style-name="Standard"/>
      <text:p text:style-name="Standard">Society should know and participate, and that will guarantee success. Putin is trusted so far, but there are already some disturbances. And the most important thing is to make the electoral system truly democratic and open, so that people can really participate. What Dmitry Medvedev suggested is not quite the same.</text:p>
      <text:p text:style-name="Standard"/>
      <text:p text:style-name="Standard"/>
      <text:p text:style-name="Standard"/>
      <text:p text:style-name="Standard"><text:soft-page-break/>Mikhail Gorbachev holds up the Dutch-German Martin Buber medal (AFP Photo / Marcel Van Hoorn) </text:p>
      <text:p text:style-name="Standard"/>
      <text:p text:style-name="Standard"/>
      <text:p text:style-name="Standard">RT: You were in America just recently where you’ve received the Martin Buber prize. He built his philosophy around the importance of dialogue. You put so much effort in building this dialogue with the West. You ended the Cold War – what does it do to you to see what’s happening now between Russia and the US?</text:p>
      <text:p text:style-name="Standard"/>
      <text:p text:style-name="Standard">M.G.: Well, ‘hurt’ is a soppy word: it means you are not a politician. I take everything that is going on to heart, because much has been lost in foreign policy which, once upon a time, had allowed us to end the Cold War and open the door for possible co-operation and building of the new world order.</text:p>
      <text:p text:style-name="Standard"/>
      <text:p text:style-name="Standard">It was incredible. There had never been such achievements before. The doors for democratic changes opened in Russia as well. So I take to heart what is happening in the country as well. I am a live person, not some mummy.</text:p>
      <text:p text:style-name="Standard"/>
      <text:p text:style-name="Standard">RT: Whose fault is it? Russia’s or America’s?</text:p>
      <text:p text:style-name="Standard"/>
      <text:p text:style-name="Standard">M.G.: I said all these things in America. They asked for my advice in the current situation. I said – you know, I am not really on the list of your advisors. But since you asked this question, I cannot ignore it. When we met with your presidents – Reagan, George Bush Sr. – a lot needed to be overcome. And through dialogue we were able to solve issues that were far from any kind of trust relationship. We thought that it was impossible to stop the arms race, but we did it. I said this at a university with 12,000 people present and I will say it again: America needs its own perestroika. The audience gave me a standing ovation. So I thought – here, there must be something going on in America that will spill out.</text:p>
      <text:p text:style-name="Standard"/>
      <text:p text:style-name="Standard">To elect Obama – a younger man, a representative of another race – is unheard of for America. But they realized that only this person can go for changes. Everybody is expecting change.</text:p>
      <text:p text:style-name="Standard"/>
      <text:p text:style-name="Standard">RT: What do you think about him?</text:p>
      <text:p text:style-name="Standard"/>
      <text:p text:style-name="Standard">M.G.: I have been watching him. And I think he is a very capable man, which can make up for the lack of experience. And his actions already tell us that he is a smart person, insightful. He is building a team of very experienced people. As far as if he will have enough resources to stage a change – and I think major changes are needed – I don’t think he will be able to orchestrate major changes.</text:p>
      <text:p text:style-name="Standard"/>
      <text:p text:style-name="Standard">RT: Why not?</text:p>
      <text:p text:style-name="Standard"/>
      <text:p text:style-name="Standard">M.G.: Such is America.</text:p>
      <text:p text:style-name="Standard"/>
      <text:p text:style-name="Standard">RT: What do you think of president Medvedev’s speech on the day of the American election?</text:p>
      <text:p text:style-name="Standard"/>
      <text:p text:style-name="Standard">M.G.: I don’t know how it happened that everything was on the same day. Don’t know who moved the dates. I don’t think it was the best idea, although I don’t see anything particularly bad in that. They were two events in the lives of partners who keep trying to figure out their relationships. I would wish to the Russian leaders as well as the Americans to use this change, when new people came into power, have patience and try to look for the agenda needed for Russian-American relations.</text:p>
      <text:p text:style-name="Standard"/>
      <text:p text:style-name="Standard">RT: There are two popular opinions. In the west it is common to think that Russia does not want to be <text:soft-page-break/>flexible, has imperial ambitions and is trying to resurrect the Soviet Union. In Russia we think that we are just trying to strengthen our position and support our principles. </text:p>
      <text:p text:style-name="Standard"/>
      <text:p text:style-name="Standard">M.G.: I think nobody in Russia was going to war with America. We did not plan it either when we were in power. And it is still true. Everybody saw how hard Putin tried to fix relations. His decisions during the famous September events, concerning the war on terrorism objectives – he went really far.</text:p>
      <text:p text:style-name="Standard"/>
      <text:p text:style-name="Standard">He supported Bush, and he is still continuing the course of co-operation. But not so on the other side. Their approach was – finally, here is our chance. All our competitors, including Russia, are in bad shape, so we should grasp as much as we can. And they made all those one-sided decisions. The majority of Americans were against the war in Iraq, millions protested in Europe. The Security Council was against it – Russia, Germany, France, all the major forces. I think they made a strategic mistake. It is impossible to succeed with the ambitions to rule the world.</text:p>
      <text:p text:style-name="Standard"/>
      <text:p text:style-name="Standard">The idea of a new empire contaminated all of America. Under Yeltsin, Russia was on its back, it was a broken economy, people were not getting paid, there were no jobs. Everyone came here and applauded Yeltsin. That was when Russians realized what everybody wanted from them – to keep them on the leash, like a bunch of nobodies.</text:p>
      <text:p text:style-name="Standard"/>
      <text:p text:style-name="Standard">But this cannot happen to Russia. And now when Russia begins to make declarations, they get cranky. Because they were used to telling Russia what to do.</text:p>
      <text:p text:style-name="Standard"/>
      <text:p text:style-name="Standard">RT: Besides Russia, there are other strong countries coming onto the world arena – China, India, Brazil – that are also very different from the western countries. But for some reason all attention is drawn to Russia. What is it: Russophobia or Russophilia? </text:p>
      <text:p text:style-name="Standard"/>
      <text:p text:style-name="Standard">M.G.: Definitely not love, not hatred either. It comes from understanding the reality. Russia has a great history, great resources and is a country that still has strong weapons. Russia’s position is important. But I also think it is important for Russia who it will be with. Co-operation with Europe and the United States is important, but we also have other neighbours, such as Iran, Turkey, India, and China.</text:p>
      <text:p text:style-name="Standard"/>
      <text:p text:style-name="Standard">RT: What about the CIS?</text:p>
      <text:p text:style-name="Standard"/>
      <text:p text:style-name="Standard">M.G.: That’s number one.</text:p>
      <text:p text:style-name="Standard"/>
      <text:p text:style-name="Standard">RT: So is it more important for Russia to consolidate the CIS and create a common economic zone more than being a part more global processes?</text:p>
      <text:p text:style-name="Standard"/>
      <text:p text:style-name="Standard">M.G.: We were close to creating a common economic zone, when Kuchma was still in power. These four countries – Russia, Belarus, Ukraine and Kazakhstan had 80% of the potential of the whole Soviet Union. It was a great force. And if you look at all the natural resources… But then many things got in the way of this process – Caucasus, Ukraine. They keep thinking that Russia wants to create a new empire.</text:p>
      <text:p text:style-name="Standard"/>
      <text:p text:style-name="Standard">RT: And is that not so?</text:p>
      <text:p text:style-name="Standard"/>
      <text:p text:style-name="Standard">M.G.: Not at all. Putin was giving an interview to Le Figaro. He got the same question about imperial ambitions. His answer was a definite no. Russia’s position defined the fall of the Soviet Union. If it were not for Russia, the Soviet Union would still exist. This was the first time I heard this revelation <text:soft-page-break/>from Putin. I think we need economic co-operation.</text:p>
      <text:p text:style-name="Standard"/>
      <text:p text:style-name="Standard">That’s why there was the need for that agreement that we had prepared, but the Coup stopped it. EU is in essence this kind of state with a united economic zone. Although in our draft we went further and planned to centralize the military system. It would also be a good thing, because EU is trying to figure out how to have common forces, they cannot defend themselves without the United States.</text:p>
      <text:p text:style-name="Standard"/>
      <text:p text:style-name="Standard"/>
      <text:p text:style-name="Standard"/>
      <text:p text:style-name="Standard"/>
      <text:p text:style-name="Standard">Meeting between Helmut Kohl and Mikhaïl Gorbatchev in URSS </text:p>
      <text:p text:style-name="Standard"/>
      <text:p text:style-name="Standard"/>
      <text:p text:style-name="Standard">RT: Will Russia ever be able to become a member of EU, what do you think?</text:p>
      <text:p text:style-name="Standard"/>
      <text:p text:style-name="Standard">M.G.: I met with Helmut Kohl two years ago. We gave our addresses to the audience. It was a very interesting topic – a person in uniting Europe. Somebody said – if so much is connected with Russia, Russia should join the EU. And my friend Helmut, who is quite heavy, jumped up and cried out – what are you talking about?! Neither side is ready for that. We need to go through certain stages. So Kohl was right, even though his response was quite emotional. It is understandable – if Russia joins EU, Germany’s position will be weakened. Now they set the tone. So it is not totally impossible, but some changes should take place first. EU is temporarily not taking any new members.</text:p>
      <text:p text:style-name="Standard"/>
      <text:p text:style-name="Standard">We on our part can have a successful co-operation with them. Russia and the EU – this could be an advanced strategic partnership. But this should be taken seriously. Not like when Russia makes certain steps in response to a threat, and they get all cranky, like some ladies. Europe has to be respectable and responsible. Russia takes Europe into consideration when making plans. Modernization can be successful, if it is based on co-operation with Europe, first of all.</text:p>
      <text:p text:style-name="Standard"/>
      <text:p text:style-name="Standard">RT: You are the only Russian politician who said that it was wrong for Russia to recognize the independence of Abkhazia and South Ossetia. What do you think about this conflict and those events?</text:p>
      <text:p text:style-name="Standard"/>
      <text:p text:style-name="Standard">M.G.: I am tired of these Georgians. I love them just like Russians. And I am glad that through all these things Russians have not gotten disappointed in Georgians and Georgians have not been disappointed in Russians. Your grandfather and I celebrated the anniversary of the Treaty of Georgievsk. It is such a big thing. There is a lot of talk about Russia enslaving Georgia. We never occupied them. And there are so many Georgians who went down in Russian history. Every time I go to and from work, I drive past the monument to the Bagration, the Georgian who was a hero of the 1812 war. There is so much to remember about the relations between Russia and Georgia. And even now – do you know how many Georgians live in Russia?</text:p>
      <text:p text:style-name="Standard"/>
      <text:p text:style-name="Standard">RT: About a million.</text:p>
      <text:p text:style-name="Standard"/>
      <text:p text:style-name="Standard">M.G.: When WWII was over, the English wanted just to erase the German race. Americans wanted to split them into several states. And we were for a united Germany. If a union modeled after the EU is created, with Ukraine, Belarus and Georgia in it, then something new will emerge.</text:p>
      <text:p text:style-name="Standard"/>
      <text:p text:style-name="Standard">RT: Is it possible, is it realistic now?</text:p>
      <text:p text:style-name="Standard"/>
      <text:p text:style-name="Standard"><text:soft-page-break/>M.G.: Not now, but at some point those who refuse will leave. It is possible. But even polls show that this should not be one state. We need to have economic co-operation.</text:p>
      <text:p text:style-name="Standard"/>
      <text:p text:style-name="Standard">RT: Every great empire is doomed. You were the last leader of the Soviet Union. If you could go back, would you change anything?</text:p>
      <text:p text:style-name="Standard"/>
      <text:p text:style-name="Standard">M.G.: Of course. We needed to reform the party. We had one party and everything was based on it. And we needed to decentralize the Soviet Union right away, give rights to independent states, but to keep what I called the democratic confederate state. One administrative issue – we needed to raise salaries for teachers and such and figure out pension plans, because they were just terrible. And at the same time oil prices fell to $US 10-12. Saudi Arabia did it upon Reagan’s request. So we were stabbed in the back.</text:p>
      <text:p text:style-name="Standard"/>
      <text:p text:style-name="Standard">So we should have taken $US 15-20 million from the military budget, and this would have released the tension over the market. Because while you have goods in the stores, people will support you and won’t care about fights for power. So no matter what people say about Putin, he will have support while everything is available.</text:p>
      <text:p text:style-name="Standard"/>
      <text:p text:style-name="Standard">RT: Do you feel nostalgic about the Soviet Union? What do you miss about those times?</text:p>
      <text:p text:style-name="Standard"/>
      <text:p text:style-name="Standard">M.G.: Of course, I really regret the loss. I wrote several books saying that it was possible to keep the Union. But it is interesting – the polls show that most people would not want to go back. But co-operation is a different thing. It is a new situation.</text:p>
      <text:p text:style-name="Standard"/>
      <text:p text:style-name="Standard">And when this co-operation occurs, there is no need for placing missiles systems, because NATO is part of the whole, and many other issues become unnecessary. But that is just an idea.</text:p>
      <text:p text:style-name="Standard"/>
      <text:p text:style-name="Standard">RT: Do you think you could lead today’s Russia with your world view?</text:p>
      <text:p text:style-name="Standard"/>
      <text:p text:style-name="Standard">M.G.: No, I have worked my time. I can help, give advice, participate, which I do, but the new generation should take over. It is important to leave politics, the stage, at the right time.</text:p>
      <text:p text:style-name="Standard"/>
      <text:p text:style-name="Standard">RT: Are there friends in politics? Or just like-minded people?</text:p>
      <text:p text:style-name="Standard"/>
      <text:p text:style-name="Standard">M.G.: Of course there are, I was friends with your grandfather. We go way back, and it was not coincidental that we ended up here.</text:p>
      <text:p text:style-name="Standard"/>
      <text:p text:style-name="Standard">RT: My grandfather likes to say that no political post is worth a human life.</text:p>
      <text:p text:style-name="Standard"/>
      <text:p text:style-name="Standard">M.G.: My team had a credo – “everything without blood”.</text:p>
      <text:p text:style-name="Standard"/>
      <text:p text:style-name="Standard">RT: You happen to be the last liberal left – the last of the Mohicans!</text:p>
      <text:p text:style-name="Standard"/>
      <text:p text:style-name="Standard">M.G.: We did not finish, but perestroika was stopped at the point of no return.</text:p>
      <text:p text:style-name="Standard"/>
      <text:p text:style-name="Standard">RT: Everyone wonders what’s your life like now? What is the life of the last president of the Soviet Union like?</text:p>
      <text:p text:style-name="Standard"/>
      <text:p text:style-name="Standard">M.G.: I like to go to the seaside, to other countries. My whole family goes. Last year I didn’t go <text:soft-page-break/>because of health issues, I just stayed at my summer house. My health is gradually getting worse.</text:p>
      <text:p text:style-name="Standard"/>
      <text:p text:style-name="Standard">RT: What was the last book you read?</text:p>
      <text:p text:style-name="Standard"/>
      <text:p text:style-name="Standard">M.G.: I don’t read many books any more, but I watch a lot of movies. I like our movies and American movies, French films. I enjoyed Lungin’s films. We were friends and even have some plans together.</text:p>
      <text:p text:style-name="Standard"/>
      <text:p text:style-name="Standard">RT: Do you listen to music in the car?</text:p>
      <text:p text:style-name="Standard"/>
      <text:p text:style-name="Standard">M.G.: I mostly listen to news. There is one music radio that I listen to – Classic.</text:p>
      <text:p text:style-name="Standard"/>
      <text:p text:style-name="Standard">RT: Everyone is curious about this – do you have a Louis Vuitton bag?</text:p>
      <text:p text:style-name="Standard"/>
      <text:p text:style-name="Standard">M.G.: No, no one finances me. There is a Yeltsin fund, for example. I don’t have any of that. I totally provide for myself. I also look for sponsors. My fund has a lot of work. I have to travel a lot, give lectures, they are all paid.</text:p>
      <text:p text:style-name="Standard"/>
      <text:p text:style-name="Standard">RT: Did you know that on that photo of the Luis Vuitton ad with you on it, in the bag you had a copy of a magazine with Litvinenko on it?</text:p>
      <text:p text:style-name="Standard"/>
      <text:p text:style-name="Standard">M.G.: I didn’t know… it’s a coincidence! They probably knew about it!</text:p>
      <text:p text:style-name="Standard"/>
      <text:p text:style-name="Standard">RT: Do you believe in God?</text:p>
      <text:p text:style-name="Standard"/>
      <text:p text:style-name="Standard">M.G.: I recently answered this question. I was visiting a monastery in Italy, and then newspapers wrote that I converted to Catholicism. I said that wherever I go, I visit religious places – Buddhist temples, synagogues, mosques, and so forth, because this is all culture. I have been baptized. But I have always been and still am an atheist.</text:p>
      <text:p text:style-name="Standard"/>
      <text:p text:style-name="Standard">RT: Is it true that your name has been changed from Viktor to Mikhail?</text:p>
      <text:p text:style-name="Standard"/>
      <text:p text:style-name="Standard">M.G.: My parents called me Viktor, but my grandfather took me to a nearby village to get baptized. And he asked the priest to name me Mikhail. I don’t even know why an illiterate farmer did that – Mikhail is a Jewish name, and it means ‘equal to God’.</text:p>
      <text:p text:style-name="Standard"/>
      <text:p text:style-name="Standard">RT: Do you believe in destiny?</text:p>
      <text:p text:style-name="Standard"/>
      <text:p text:style-name="Standard">M.G.: Of course, but I think it is circumstances. I don’t have a fatalistic view of history. No one can turn around history. People who manage to understand the tendencies and fit into this process of history are lucky. I think we were able to understand at least some positive trends.</text:p>
      <text:p text:style-name="Standard"/>
      <text:p text:style-name="Standard">RT: What three events do you see as the most important in your life?</text:p>
      <text:p text:style-name="Standard"/>
      <text:p text:style-name="Standard">M.G.: When I was born, when I graduated from the Moscow State University, and when I met and married Raisa.</text:p>
      <text:p text:style-name="Standard"/>
      <text:p text:style-name="Standard"><text:line-break/></text:p>
      <text:p text:style-name="Standard"/>
      <text:p text:style-name="Standard"><text:soft-page-break/></text:p>
      <text:p text:style-name="Standard"/>
      <text:p text:style-name="Standard"><text:span text:style-name="T1">●</text:span> Adam Lambert.</text:p>
      <text:p text:style-name="Standard">"We're in 2009—it's time to take risks, be a little more brave, time to open people's eyes and if it offends them, then maybe I'm not for them. My goal was not to piss people off, it was to promote freedom of expression and artistic free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style:style>
    <style:style style:name="Heading" style:family="paragraph" style:parent-style-name="Standard" style:next-style-name="Text_20_body" style:class="text">
      <style:paragraph-properties fo:margin-top="0.1665in" fo:margin-bottom="0.196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creator>Yuri Tolstov</dc:creator>
    <dc:date>2009-11-30T21:35:08</dc:date>
    <meta:editing-cycles>138</meta:editing-cycles>
    <meta:editing-duration>PT05H57M34S</meta:editing-duration>
    <meta:document-statistic meta:table-count="0" meta:image-count="0" meta:object-count="0" meta:page-count="15" meta:paragraph-count="208" meta:word-count="6416" meta:character-count="38379"/>
    <meta:user-defined meta:name="Info 1"/>
    <meta:user-defined meta:name="Info 2"/>
    <meta:user-defined meta:name="Info 3"/>
    <meta:user-defined meta:name="Info 4"/>
  </office:meta>
</office:document-meta>
</file>